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8.038cm" fo:min-width="34.552cm" loext:decorative="false"/>
    </style:style>
    <style:style style:name="gr2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000000" draw:marker-start-width="0cm" draw:marker-end="Arrow" draw:marker-end-width="0.3cm" draw:fill="none" draw:textarea-vertical-align="middle" loext:decorative="false"/>
    </style:style>
    <style:style style:name="gr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2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3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052cm" svg:height="18.28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08cm" svg:height="3.302cm" svg:x="20.671cm" svg:y="1.87cm">
          <draw:glue-point draw:id="4" svg:x="-4.982cm" svg:y="-1.538cm"/>
          <draw:glue-point draw:id="5" svg:x="-4.982cm" svg:y="1.538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_b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08cm" svg:height="3.302cm" svg:x="9.207cm" svg:y="1.891cm">
          <draw:glue-point draw:id="4" svg:x="-2.433cm" svg:y="4.936cm"/>
          <draw:glue-point draw:id="5" svg:x="2.566cm" svg:y="4.936cm"/>
          <draw:glue-point draw:id="6" svg:x="-2.54cm" svg:y="-0.52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_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.08cm" svg:height="3.302cm" svg:x="20.671cm" svg:y="9.49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text:p text:style-name="P4"><text:span text:style-name="T1">Resource Server</text:span></text:p>
          <text:p text:style-name="P4"><text:span text:style-name="T1">(RS_bar)</text:span></text:p>
          <text:p text:style-name="P4"><text:span text:style-name="T1">a.k.a.</text:span></text:p>
          <text:p text:style-name="P4"><text:span text:style-name="T1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5.08cm" svg:height="3.302cm" svg:x="9.241cm" svg:y="9.49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38cm"/>
          <text:p text:style-name="P6"><text:span text:style-name="T2">RS/Client</text:span></text:p>
          <text:p text:style-name="P6"><text:span text:style-name="T2">(RS_Client_foo)</text:span></text:p>
          <text:p text:style-name="P6"><text:span text:style-name="T2">a.k.a.</text:span></text:p>
          <text:p text:style-name="P6"><text:span text:style-name="T2">Mailbox</text:span></text:p>
          <text:p text:style-name="P6"><text:span text:style-name="T2">Mail Transfer Agent</text:span></text:p>
          <text:p text:style-name="P6"><text:span text:style-name="T2">(M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0.511cm" svg:y1="9.49cm" svg:x2="10.512cm" svg:y2="5.171cm" draw:start-shape="id1" draw:start-glue-point="4" draw:end-shape="id2" draw:end-glue-point="4" svg:d="M10511 9490l1-4319" svg:viewBox="0 0 2 4320">
          <text:p/>
        </draw:connector>
        <draw:line draw:style-name="gr6" draw:text-style-name="P8" draw:layer="layout" svg:x1="13.051cm" svg:y1="5.172cm" svg:x2="13.051cm" svg:y2="9.49cm">
          <text:p/>
        </draw:line>
        <draw:connector draw:style-name="gr6" draw:text-style-name="P8" draw:layer="layout" draw:type="line" svg:x1="14.321cm" svg:y1="9.745cm" svg:x2="20.681cm" svg:y2="3.014cm" draw:start-shape="id1" draw:start-glue-point="6" draw:end-shape="id3" draw:end-glue-point="4" svg:d="M14321 9745l6360-6731" svg:viewBox="0 0 6361 6732">
          <text:p/>
        </draw:connector>
        <draw:connector draw:style-name="gr6" draw:text-style-name="P8" draw:layer="layout" draw:type="line" svg:x1="20.681cm" svg:y1="4.028cm" svg:x2="14.321cm" svg:y2="10.634cm" draw:start-shape="id3" draw:start-glue-point="5" draw:end-shape="id1" draw:end-glue-point="11" svg:d="M20681 4028l-6360 6606" svg:viewBox="0 0 6361 6607">
          <text:p/>
        </draw:connector>
        <draw:connector draw:style-name="gr6" draw:text-style-name="P8" draw:layer="layout" draw:type="line" svg:x1="14.321cm" svg:y1="11.648cm" svg:x2="20.671cm" svg:y2="11.648cm" draw:start-shape="id1" draw:start-glue-point="7" draw:end-shape="id4" draw:end-glue-point="4" svg:d="M14321 11648h6350" svg:viewBox="0 0 6351 1">
          <text:p/>
        </draw:connector>
        <draw:connector draw:style-name="gr6" draw:text-style-name="P8" draw:layer="layout" draw:type="line" svg:x1="20.671cm" svg:y1="12.537cm" svg:x2="14.321cm" svg:y2="12.537cm" draw:start-shape="id4" draw:start-glue-point="5" draw:end-shape="id1" draw:end-glue-point="8" svg:d="M20671 12537h-6350" svg:viewBox="0 0 6351 1">
          <text:p/>
        </draw:connector>
        <draw:connector draw:style-name="gr7" draw:text-style-name="P8" draw:layer="layout" draw:type="line" svg:x1="21.941cm" svg:y1="9.49cm" svg:x2="21.941cm" svg:y2="5.172cm" draw:start-shape="id4" draw:start-glue-point="6" draw:end-shape="id3" draw:end-glue-point="6" svg:d="M21941 9490v-4318" svg:viewBox="0 0 1 4319">
          <text:p/>
        </draw:connector>
        <draw:connector draw:style-name="gr7" draw:text-style-name="P8" draw:layer="layout" draw:type="line" svg:x1="24.481cm" svg:y1="5.172cm" svg:x2="24.481cm" svg:y2="9.49cm" draw:start-shape="id3" draw:start-glue-point="7" draw:end-shape="id4" draw:end-glue-point="7" svg:d="M24481 5172v4318" svg:viewBox="0 0 1 4319">
          <text:p/>
        </draw:connector>
        <draw:custom-shape draw:style-name="gr8" draw:text-style-name="P10" draw:layer="layout" svg:width="0.777cm" svg:height="0.854cm" svg:x="9.747cm" svg:y="6.896cm">
          <text:list text:style-name="L3">
            <text:list-item>
              <text:p text:style-name="P9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0.777cm" svg:height="0.854cm" svg:x="12.248cm" svg:y="6.897cm">
          <text:list text:style-name="L3">
            <text:list-item>
              <text:p text:style-name="P9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0" draw:layer="layout" svg:width="0.777cm" svg:height="0.854cm" svg:x="16.348cm" svg:y="5.898cm">
          <text:list text:style-name="L3">
            <text:list-item>
              <text:p text:style-name="P9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0" draw:layer="layout" svg:width="0.777cm" svg:height="0.854cm" svg:x="17.673cm" svg:y="7.123cm">
          <text:list text:style-name="L3">
            <text:list-item>
              <text:p text:style-name="P9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0" draw:layer="layout" svg:width="0.777cm" svg:height="0.854cm" svg:x="16.349cm" svg:y="10.798cm">
          <text:list text:style-name="L3">
            <text:list-item>
              <text:p text:style-name="P9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0" draw:layer="layout" svg:width="1.053cm" svg:height="0.854cm" svg:x="16.211cm" svg:y="11.675cm">
          <text:list text:style-name="L3">
            <text:list-item>
              <text:p text:style-name="P9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0" draw:layer="layout" svg:width="1.016cm" svg:height="0.854cm" svg:x="21.03cm" svg:y="6.898cm">
          <text:list text:style-name="L3">
            <text:list-item>
              <text:p text:style-name="P9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1.053cm" svg:height="0.854cm" svg:x="23.511cm" svg:y="6.899cm">
          <text:list text:style-name="L3">
            <text:list-item>
              <text:p text:style-name="P9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8" draw:layer="layout" svg:x1="17.496cm" svg:y1="1.035cm" svg:x2="17.496cm" svg:y2="17.142cm">
          <text:p/>
        </draw:line>
        <draw:custom-shape draw:style-name="gr17" draw:text-style-name="P12" xml:id="id5" draw:id="id5" draw:layer="layout" svg:width="5.08cm" svg:height="3.302cm" svg:x="0.995cm" svg:y="5.68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11"><text:span text:style-name="T2">Client</text:span></text:p>
          <text:p text:style-name="P11"><text:span text:style-name="T2">(Client_foo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6" draw:id="id6" draw:layer="layout" svg:width="5.08cm" svg:height="3.302cm" svg:x="28.935cm" svg:y="5.68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11"><text:span text:style-name="T2">Client</text:span></text:p>
          <text:p text:style-name="P11"><text:span text:style-name="T2">(Client_bar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075cm" svg:y1="6.062cm" svg:x2="9.207cm" svg:y2="3.014cm" draw:start-shape="id5" draw:start-glue-point="4" draw:end-shape="id2" draw:end-glue-point="6" svg:d="M6075 6062l3132-3048" svg:viewBox="0 0 3133 3049">
          <text:p/>
        </draw:connector>
        <draw:connector draw:style-name="gr6" draw:text-style-name="P8" draw:layer="layout" draw:type="line" svg:x1="9.207cm" svg:y1="3.901cm" svg:x2="6.075cm" svg:y2="6.951cm" draw:start-shape="id2" draw:start-glue-point="7" draw:end-shape="id5" draw:end-glue-point="5" svg:d="M9207 3901l-3132 3050" svg:viewBox="0 0 3133 3051">
          <text:p/>
        </draw:connector>
        <draw:connector draw:style-name="gr6" draw:text-style-name="P8" draw:layer="layout" draw:type="line" svg:x1="6.075cm" svg:y1="7.711cm" svg:x2="9.251cm" svg:y2="10.634cm" draw:start-shape="id5" draw:start-glue-point="6" draw:end-shape="id1" draw:end-glue-point="9" svg:d="M6075 7711l3176 2923" svg:viewBox="0 0 3177 2924">
          <text:p/>
        </draw:connector>
        <draw:connector draw:style-name="gr6" draw:text-style-name="P8" draw:layer="layout" draw:type="line" svg:x1="9.251cm" svg:y1="11.521cm" svg:x2="6.075cm" svg:y2="8.6cm" draw:start-shape="id1" draw:start-glue-point="10" draw:end-shape="id5" draw:end-glue-point="7" svg:d="M9251 11521l-3176-2921" svg:viewBox="0 0 3177 2922">
          <text:p/>
        </draw:connector>
        <draw:connector draw:style-name="gr6" draw:text-style-name="P8" draw:layer="layout" draw:type="line" svg:x1="28.935cm" svg:y1="6.062cm" svg:x2="25.751cm" svg:y2="3.014cm" draw:start-shape="id6" draw:start-glue-point="4" draw:end-shape="id3" draw:end-glue-point="8" svg:d="M28935 6062l-3184-3048" svg:viewBox="0 0 3185 3049">
          <text:p/>
        </draw:connector>
        <draw:connector draw:style-name="gr6" draw:text-style-name="P8" draw:layer="layout" draw:type="line" svg:x1="25.751cm" svg:y1="4.028cm" svg:x2="28.935cm" svg:y2="6.951cm" draw:start-shape="id3" draw:start-glue-point="9" draw:end-shape="id6" draw:end-glue-point="5" svg:d="M25751 4028l3184 2923" svg:viewBox="0 0 3185 2924">
          <text:p/>
        </draw:connector>
        <draw:connector draw:style-name="gr6" draw:text-style-name="P8" draw:layer="layout" draw:type="line" svg:x1="28.935cm" svg:y1="7.711cm" svg:x2="25.751cm" svg:y2="10.634cm" draw:start-shape="id6" draw:start-glue-point="6" draw:end-shape="id4" draw:end-glue-point="8" svg:d="M28935 7711l-3184 2923" svg:viewBox="0 0 3185 2924">
          <text:p/>
        </draw:connector>
        <draw:connector draw:style-name="gr6" draw:text-style-name="P8" draw:layer="layout" draw:type="line" svg:x1="25.751cm" svg:y1="11.521cm" svg:x2="28.935cm" svg:y2="8.6cm" draw:start-shape="id4" draw:start-glue-point="9" draw:end-shape="id6" draw:end-glue-point="7" svg:d="M25751 11521l3184-2921" svg:viewBox="0 0 3185 2922">
          <text:p/>
        </draw:connector>
        <draw:custom-shape draw:style-name="gr19" draw:text-style-name="P10" draw:layer="layout" svg:width="0.777cm" svg:height="0.854cm" svg:x="6.724cm" svg:y="3.773cm">
          <text:list text:style-name="L3">
            <text:list-item>
              <text:p text:style-name="P9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0" draw:layer="layout" svg:width="0.777cm" svg:height="0.854cm" svg:x="7.649cm" svg:y="5.398cm">
          <text:list text:style-name="L3">
            <text:list-item>
              <text:p text:style-name="P9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10" draw:layer="layout" svg:width="0.777cm" svg:height="0.854cm" svg:x="7.572cm" svg:y="8.245cm">
          <text:list text:style-name="L3">
            <text:list-item>
              <text:p text:style-name="P9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0.777cm" svg:height="0.854cm" svg:x="6.725cm" svg:y="9.922cm">
          <text:list text:style-name="L3">
            <text:list-item>
              <text:p text:style-name="P9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0" draw:layer="layout" svg:width="1.053cm" svg:height="0.854cm" svg:x="27.387cm" svg:y="3.724cm">
          <text:list text:style-name="L3">
            <text:list-item>
              <text:p text:style-name="P9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10" draw:layer="layout" svg:width="1.053cm" svg:height="0.854cm" svg:x="26.259cm" svg:y="5.476cm">
          <text:list text:style-name="L3">
            <text:list-item>
              <text:p text:style-name="P9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0" draw:layer="layout" svg:width="1.053cm" svg:height="0.854cm" svg:x="26.259cm" svg:y="8.304cm">
          <text:list text:style-name="L3">
            <text:list-item>
              <text:p text:style-name="P9"><text:span text:style-name="T3">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0" draw:layer="layout" svg:width="1.053cm" svg:height="0.854cm" svg:x="27.387cm" svg:y="10.004cm">
          <text:list text:style-name="L3">
            <text:list-item>
              <text:p text:style-name="P9"><text:span text:style-name="T3">1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15" xml:id="id7" draw:id="id7" draw:layer="layout" svg:width="3.048cm" svg:height="2.54cm" svg:x="10.266cm" svg:y="14.062cm">
          <text:p text:style-name="P14"><text:span text:style-name="T1">Store</text:span></text:p>
          <text:p text:style-name="P14"><text:span text:style-name="T1">(Store_foo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xml:id="id8" draw:id="id8" draw:layer="layout" svg:width="3.048cm" svg:height="2.54cm" svg:x="21.695cm" svg:y="14.063cm">
          <text:p text:style-name="P14"><text:span text:style-name="T1">Store</text:span></text:p>
          <text:p text:style-name="P14"><text:span text:style-name="T1">(Store_ba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9" draw:text-style-name="P8" draw:layer="layout" draw:type="line" svg:x1="11.79cm" svg:y1="14.062cm" svg:x2="11.781cm" svg:y2="12.792cm" draw:start-shape="id7" draw:start-glue-point="5" draw:end-shape="id1" draw:end-glue-point="2" svg:d="M11790 14062l-9-1270" svg:viewBox="0 0 10 1271">
          <text:p/>
        </draw:connector>
        <draw:connector draw:style-name="gr29" draw:text-style-name="P8" draw:layer="layout" draw:type="line" svg:x1="23.219cm" svg:y1="14.063cm" svg:x2="23.211cm" svg:y2="12.792cm" draw:start-shape="id8" draw:start-glue-point="5" draw:end-shape="id4" draw:end-glue-point="2" svg:d="M23219 14063l-8-1271" svg:viewBox="0 0 9 127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052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18T08:09:22.998977884</dc:date>
    <dc:creator>Igor Zboran</dc:creator>
    <meta:editing-duration>P2DT18H56M41S</meta:editing-duration>
    <meta:editing-cycles>648</meta:editing-cycles>
    <meta:generator>LibreOffice/24.8.3.2$Linux_X86_64 LibreOffice_project/e14c9fdd1f585efcbb2c5363087a99d20928d522</meta:generator>
    <meta:document-statistic meta:object-count="44"/>
  </office:meta>
</office:document-meta>
</file>